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Lohit Hindi1" svg:font-family="'Lohit Hindi'"/>
    <style:font-face style:name="OpenSymbol1" svg:font-family="OpenSymbol, 'Arial Unicode MS'"/>
    <style:font-face style:name="Symbol" svg:font-family="Symbol"/>
    <style:font-face style:name="Courier New1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AvantGarde1" svg:font-family="AvantGarde" style:font-pitch="variable"/>
    <style:font-face style:name="Calibri1" svg:font-family="Calibri" style:font-pitch="variable"/>
    <style:font-face style:name="Courier New2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Symbol2" svg:font-family="Symbol" style:font-pitch="variable"/>
    <style:font-face style:name="Tahoma1" svg:font-family="Tahoma" style:font-pitch="variable"/>
    <style:font-face style:name="Verdana1" svg:font-family="Verdana" style:font-pitch="variable"/>
    <style:font-face style:name="Wingdings1" svg:font-family="Wingdings" style:font-pitch="variable"/>
    <style:font-face style:name="AvantGarde" svg:font-family="AvantGarde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5.849cm" fo:margin-left="0cm" table:align="left" style:writing-mode="lr-tb"/>
    </style:style>
    <style:style style:name="Tabela2.A" style:family="table-column">
      <style:table-column-properties style:column-width="2.646cm"/>
    </style:style>
    <style:style style:name="Tabela2.B" style:family="table-column">
      <style:table-column-properties style:column-width="1.64cm"/>
    </style:style>
    <style:style style:name="Tabela2.C" style:family="table-column">
      <style:table-column-properties style:column-width="4.441cm"/>
    </style:style>
    <style:style style:name="Tabela2.D" style:family="table-column">
      <style:table-column-properties style:column-width="7.12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" style:family="table">
      <style:table-properties style:width="14.603cm" fo:margin-left="0.826cm" table:align="left" style:writing-mode="lr-tb"/>
    </style:style>
    <style:style style:name="Tabela3.A" style:family="table-column">
      <style:table-column-properties style:column-width="3.452cm"/>
    </style:style>
    <style:style style:name="Tabela3.B" style:family="table-column">
      <style:table-column-properties style:column-width="11.15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c0c0c0" fo:padding-left="0.191cm" fo:padding-right="0.191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c0c0c0" fo:padding-left="0.191cm" fo:padding-right="0.191cm" fo:padding-top="0cm" fo:padding-bottom="0cm" fo:border="0.1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3.B4" style:family="table-cell">
      <style:table-cell-properties style:vertical-align="middle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3.A5" style:family="table-cell">
      <style:table-cell-properties style:vertical-align="middle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3.B5" style:family="table-cell">
      <style:table-cell-properties style:vertical-align="middle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Tabela3.A6" style:family="table-cell">
      <style:table-cell-properties style:vertical-align="middle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ela3.B6" style:family="table-cell">
      <style:table-cell-properties style:vertical-align="middle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center" style:justify-single-word="false" text:number-lines="false" text:line-number="0"/>
    </style:style>
    <style:style style:name="P2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3" style:family="paragraph" style:parent-style-name="CabecalhoTabela">
      <style:paragraph-properties fo:margin-top="0.282cm" fo:margin-bottom="0.282cm" style:contextual-spacing="false"/>
      <style:text-properties fo:font-size="10pt" style:font-size-asian="10pt" style:font-size-complex="10pt"/>
    </style:style>
    <style:style style:name="P4" style:family="paragraph" style:parent-style-name="Footer">
      <style:paragraph-properties fo:margin-top="0.106cm" fo:margin-bottom="0.106cm" style:contextual-spacing="false" text:number-lines="false" text:line-number="0"/>
    </style:style>
    <style:style style:name="P5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List_20_Paragraph">
      <style:paragraph-properties fo:margin-left="0.762cm" fo:margin-right="0cm" fo:margin-top="0cm" fo:margin-bottom="0.353cm" style:contextual-spacing="false" fo:line-height="150%" fo:text-align="justify" style:justify-single-word="false" fo:text-indent="0cm" style:auto-text-indent="false"/>
      <style:text-properties fo:color="#000000" style:font-name="Arial" fo:font-size="10pt" fo:language="pt" fo:country="BR" style:letter-kerning="true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name-asian="Arial" style:font-size-asian="20pt" style:font-weight-asian="bold"/>
    </style:style>
    <style:style style:name="P8" style:family="paragraph" style:parent-style-name="Text_20_body">
      <style:paragraph-properties fo:margin-left="0cm" fo:margin-right="0cm" fo:margin-top="0.106cm" fo:margin-bottom="0.106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weight="bold" officeooo:rsid="0004175c" officeooo:paragraph-rsid="0004175c" style:font-weight-asian="bold" style:font-weight-complex="bold"/>
    </style:style>
    <style:style style:name="P11" style:family="paragraph" style:parent-style-name="Text_20_body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weight="bold" officeooo:rsid="0005ffc7" officeooo:paragraph-rsid="0005ffc7" style:font-weight-asian="bold" style:font-weight-complex="bold"/>
    </style:style>
    <style:style style:name="P12" style:family="paragraph" style:parent-style-name="Text_20_body">
      <style:paragraph-properties fo:margin-left="0cm" fo:margin-right="0cm" fo:margin-top="0.106cm" fo:margin-bottom="0.106cm" style:contextual-spacing="false" fo:text-indent="0cm" style:auto-text-indent="false"/>
      <style:text-properties officeooo:rsid="0005ffc7" officeooo:paragraph-rsid="0005ffc7"/>
    </style:style>
    <style:style style:name="P13" style:family="paragraph" style:parent-style-name="Tabletext">
      <style:paragraph-properties fo:margin-left="0cm" fo:margin-right="0cm" fo:margin-top="0.106cm" fo:margin-bottom="0.106cm" style:contextual-spacing="false" fo:text-indent="0cm" style:auto-text-indent="false"/>
      <style:text-properties fo:font-size="10pt" style:font-size-asian="10pt" style:font-size-complex="10pt"/>
    </style:style>
    <style:style style:name="P14" style:family="paragraph" style:parent-style-name="Tabletext">
      <style:paragraph-properties fo:margin-left="0cm" fo:margin-right="0cm" fo:margin-top="0.106cm" fo:margin-bottom="0.106cm" style:contextual-spacing="false" fo:text-indent="0cm" style:auto-text-indent="false"/>
      <style:text-properties fo:font-size="10pt" officeooo:rsid="00003960" officeooo:paragraph-rsid="00003960" style:font-size-asian="10pt" style:font-size-complex="10pt"/>
    </style:style>
    <style:style style:name="P15" style:family="paragraph" style:parent-style-name="Tabletext">
      <style:paragraph-properties fo:margin-left="0cm" fo:margin-right="0cm" fo:margin-top="0.106cm" fo:margin-bottom="0.106cm" style:contextual-spacing="false" fo:text-indent="0cm" style:auto-text-indent="false"/>
      <style:text-properties fo:font-size="10pt" officeooo:rsid="0004175c" officeooo:paragraph-rsid="0004175c" style:font-size-asian="10pt" style:font-size-complex="10pt"/>
    </style:style>
    <style:style style:name="P16" style:family="paragraph" style:parent-style-name="Tabletext">
      <style:paragraph-properties fo:margin-left="0cm" fo:margin-right="0cm" fo:margin-top="0.106cm" fo:margin-bottom="0.106cm" style:contextual-spacing="false" fo:text-indent="0cm" style:auto-text-indent="false"/>
      <style:text-properties fo:font-size="10pt" fo:language="pt" fo:country="BR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1pt" fo:font-weight="bold" officeooo:rsid="00003960" officeooo:paragraph-rsid="00003960" style:font-size-asian="9.60000038146973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font-weight="normal" officeooo:rsid="000644c4" officeooo:paragraph-rsid="000644c4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0644c4" officeooo:paragraph-rsid="000644c4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003960"/>
    </style:style>
    <style:style style:name="P22" style:family="paragraph" style:parent-style-name="Text_20_body">
      <style:text-properties style:font-name="Courier New1" style:font-name-complex="Courier New1"/>
    </style:style>
    <style:style style:name="P23" style:family="paragraph" style:parent-style-name="Text_20_body">
      <style:text-properties officeooo:rsid="0004175c" officeooo:paragraph-rsid="0004175c"/>
    </style:style>
    <style:style style:name="P24" style:family="paragraph" style:parent-style-name="Text_20_body">
      <style:text-properties fo:font-weight="bold" officeooo:rsid="0005ffc7" officeooo:paragraph-rsid="0005ffc7" style:font-weight-asian="bold" style:font-weight-complex="bold"/>
    </style:style>
    <style:style style:name="P25" style:family="paragraph" style:parent-style-name="campo1">
      <style:text-properties fo:font-variant="normal" fo:text-transform="none" fo:font-size="5pt" style:font-name-asian="Arial" style:font-size-asian="5pt" style:font-size-complex="5pt" style:font-weight-complex="bold"/>
    </style:style>
    <style:style style:name="P26" style:family="paragraph" style:parent-style-name="Espaço_5f_capa">
      <style:paragraph-properties fo:text-align="justify" style:justify-single-word="false"/>
    </style:style>
    <style:style style:name="P27" style:family="paragraph" style:parent-style-name="Tabletext">
      <style:paragraph-properties fo:margin-left="0.06cm" fo:margin-right="0cm" fo:margin-top="0.106cm" fo:margin-bottom="0.106cm" style:contextual-spacing="false" fo:text-indent="0cm" style:auto-text-indent="false"/>
      <style:text-properties fo:font-size="10pt" fo:language="pt" fo:country="BR" style:font-size-asian="10pt" style:font-name-complex="Arial" style:font-size-complex="10pt"/>
    </style:style>
    <style:style style:name="P28" style:family="paragraph" style:parent-style-name="Tabletext">
      <style:paragraph-properties fo:margin-left="0.06cm" fo:margin-right="0cm" fo:margin-top="0.106cm" fo:margin-bottom="0.106cm" style:contextual-spacing="false" fo:text-indent="0cm" style:auto-text-indent="false"/>
      <style:text-properties fo:font-size="10pt" style:font-size-asian="10pt" style:font-size-complex="10pt"/>
    </style:style>
    <style:style style:name="P29" style:family="paragraph" style:parent-style-name="Tabletext">
      <style:paragraph-properties fo:margin-left="0.06cm" fo:margin-right="0cm" fo:margin-top="0.106cm" fo:margin-bottom="0.106cm" style:contextual-spacing="false" fo:text-indent="0cm" style:auto-text-indent="false"/>
      <style:text-properties fo:font-size="10pt" officeooo:rsid="00003960" officeooo:paragraph-rsid="00003960" style:font-size-asian="10pt" style:font-size-complex="10pt"/>
    </style:style>
    <style:style style:name="P30" style:family="paragraph" style:parent-style-name="Tabletext">
      <style:paragraph-properties fo:margin-left="0.06cm" fo:margin-right="0cm" fo:margin-top="0.106cm" fo:margin-bottom="0.106cm" style:contextual-spacing="false" fo:text-indent="0cm" style:auto-text-indent="false"/>
      <style:text-properties fo:font-size="10pt" officeooo:rsid="0004175c" officeooo:paragraph-rsid="0004175c" style:font-size-asian="10pt" style:font-size-complex="10pt"/>
    </style:style>
    <style:style style:name="P31" style:family="paragraph" style:parent-style-name="Tabletext">
      <style:paragraph-properties fo:margin-left="0.053cm" fo:margin-right="0cm" fo:margin-top="0.106cm" fo:margin-bottom="0.106cm" style:contextual-spacing="false" fo:text-indent="0cm" style:auto-text-indent="false"/>
      <style:text-properties fo:font-size="10pt" fo:language="pt" fo:country="BR" style:font-size-asian="10pt" style:font-name-complex="Arial" style:font-size-complex="10pt"/>
    </style:style>
    <style:style style:name="P32" style:family="paragraph" style:parent-style-name="Heading_20_1">
      <style:paragraph-properties fo:break-before="page"/>
      <style:text-properties officeooo:paragraph-rsid="0004175c"/>
    </style:style>
    <style:style style:name="P33" style:family="paragraph" style:parent-style-name="Text_20_body">
      <style:paragraph-properties fo:margin-left="1.249cm" fo:margin-right="0cm" fo:text-indent="0cm" style:auto-text-indent="false"/>
      <style:text-properties officeooo:paragraph-rsid="0005ffc7"/>
    </style:style>
    <style:style style:name="P34" style:family="paragraph" style:parent-style-name="Text_20_body">
      <style:paragraph-properties fo:margin-left="1.249cm" fo:margin-right="0cm" fo:text-indent="0cm" style:auto-text-indent="false"/>
      <style:text-properties officeooo:rsid="0005ffc7" officeooo:paragraph-rsid="0005ffc7"/>
    </style:style>
    <style:style style:name="P35" style:family="paragraph" style:parent-style-name="Text_20_body">
      <style:paragraph-properties fo:margin-left="-1.249cm" fo:margin-right="0cm" fo:text-indent="1.251cm" style:auto-text-indent="false"/>
    </style:style>
    <style:style style:name="P36" style:family="paragraph" style:parent-style-name="Text_20_body">
      <style:paragraph-properties fo:margin-left="-1.249cm" fo:margin-right="0cm" fo:text-indent="1.251cm" style:auto-text-indent="false"/>
      <style:text-properties style:font-name="Courier New1" fo:font-size="10pt" style:font-size-asian="10pt" style:font-name-complex="Courier New1" style:font-size-complex="10pt"/>
    </style:style>
    <style:style style:name="P37" style:family="paragraph" style:parent-style-name="Text_20_body">
      <style:paragraph-properties fo:margin-left="-1.249cm" fo:margin-right="0cm" fo:text-indent="1.251cm" style:auto-text-indent="false"/>
      <style:text-properties fo:font-size="10pt" style:font-size-asian="10pt" style:font-size-complex="10pt"/>
    </style:style>
    <style:style style:name="P38" style:family="paragraph" style:parent-style-name="List_20_Paragraph">
      <style:paragraph-properties fo:line-height="150%" fo:text-align="start" style:justify-single-word="false"/>
    </style:style>
    <style:style style:name="P39" style:family="paragraph" style:parent-style-name="Text_20_body" style:list-style-name="L1">
      <style:text-properties style:font-name="Times New Roman1" fo:font-size="12pt" fo:font-weight="normal" officeooo:rsid="000644c4" officeooo:paragraph-rsid="000644c4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officeooo:rsid="0006c2ca" officeooo:paragraph-rsid="0006c2ca"/>
    </style:style>
    <style:style style:name="P41" style:family="paragraph" style:parent-style-name="Text_20_body" style:list-style-name="WW8Num5">
      <style:paragraph-properties fo:margin-left="2.498cm" fo:margin-right="0cm" fo:text-indent="-0.635cm" style:auto-text-indent="false"/>
    </style:style>
    <style:style style:name="P42" style:family="paragraph" style:parent-style-name="Text_20_body" style:list-style-name="WW8Num6">
      <style:paragraph-properties fo:margin-left="2.498cm" fo:margin-right="0cm" fo:text-indent="-0.635cm" style:auto-text-indent="false"/>
      <style:text-properties fo:background-color="#ffffff"/>
    </style:style>
    <style:style style:name="P43" style:family="paragraph" style:parent-style-name="Text_20_body" style:list-style-name="WW8Num6">
      <style:paragraph-properties fo:margin-left="2.498cm" fo:margin-right="0cm" fo:text-indent="-0.635cm" style:auto-text-indent="false"/>
      <style:text-properties officeooo:paragraph-rsid="0005ffc7" fo:background-color="#ffffff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font-weight="normal" officeooo:rsid="000644c4" officeooo:paragraph-rsid="000644c4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06c2ca" officeooo:paragraph-rsid="0006c2ca" fo:background-color="#ffffff"/>
    </style:style>
    <style:style style:name="P46" style:family="paragraph" style:parent-style-name="Text_20_body">
      <style:paragraph-properties fo:margin-left="1.249cm" fo:margin-right="0cm" fo:text-indent="0cm" style:auto-text-indent="false"/>
      <style:text-properties officeooo:paragraph-rsid="0005ffc7"/>
    </style:style>
    <style:style style:name="P47" style:family="paragraph" style:parent-style-name="Heading_20_2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>
        <style:tab-stops>
          <style:tab-stop style:position="1.016cm"/>
          <style:tab-stop style:position="1.251cm"/>
          <style:tab-stop style:position="2.302cm"/>
        </style:tab-stops>
      </style:paragraph-properties>
      <style:text-properties fo:hyphenate="false" fo:hyphenation-remain-char-count="2" fo:hyphenation-push-char-count="2"/>
    </style:style>
    <style:style style:name="P48" style:family="paragraph" style:parent-style-name="Heading_20_3">
      <style:paragraph-properties fo:margin-left="0cm" fo:margin-right="0cm" fo:text-indent="0cm" style:auto-text-indent="false"/>
      <style:text-properties officeooo:rsid="0005ffc7" officeooo:paragraph-rsid="0005ffc7"/>
    </style:style>
    <style:style style:name="P49" style:family="paragraph" style:parent-style-name="campo1" style:master-page-name="Standard">
      <style:paragraph-properties style:page-number="auto"/>
      <style:text-properties style:font-name-asian="Arial"/>
    </style:style>
    <style:style style:name="P50" style:family="paragraph" style:parent-style-name="Tabletext">
      <style:paragraph-properties fo:margin-left="0cm" fo:margin-right="0cm" fo:margin-top="0.106cm" fo:margin-bottom="0.106cm" style:contextual-spacing="false" fo:text-indent="0cm" style:auto-text-indent="false"/>
      <style:text-properties fo:font-size="10pt" officeooo:rsid="0006c2ca" officeooo:paragraph-rsid="0006c2ca" style:font-size-asian="10pt" style:font-size-complex="10pt"/>
    </style:style>
    <style:style style:name="P51" style:family="paragraph" style:parent-style-name="Tabletext">
      <style:paragraph-properties fo:margin-left="0.06cm" fo:margin-right="0cm" fo:margin-top="0.106cm" fo:margin-bottom="0.106cm" style:contextual-spacing="false" fo:text-indent="0cm" style:auto-text-indent="false"/>
      <style:text-properties fo:font-size="10pt" officeooo:rsid="0006c2ca" officeooo:paragraph-rsid="0006c2ca" style:font-size-asian="10pt" style:font-size-complex="10pt"/>
    </style:style>
    <style:style style:name="T1" style:family="text">
      <style:text-properties style:font-name-asian="Verdana" style:font-name-complex="Verdana"/>
    </style:style>
    <style:style style:name="T2" style:family="text">
      <style:text-properties style:font-name-asian="Arial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officeooo:rsid="0004175c" style:font-size-complex="11pt"/>
    </style:style>
    <style:style style:name="T5" style:family="text">
      <style:text-properties style:font-name="Courier New1" style:font-name-complex="Courier New1"/>
    </style:style>
    <style:style style:name="T6" style:family="text">
      <style:text-properties style:font-name="Courier New1" officeooo:rsid="0005ffc7" style:font-name-complex="Courier New1"/>
    </style:style>
    <style:style style:name="T7" style:family="text">
      <style:text-properties style:font-name="Courier New1" style:font-name-asian="Courier New1" style:font-name-complex="Courier New1"/>
    </style:style>
    <style:style style:name="T8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9" style:family="text">
      <style:text-properties style:font-name="Courier New1" fo:font-size="10pt" style:font-size-asian="10pt" style:font-name-complex="Courier New1" style:font-size-complex="10pt"/>
    </style:style>
    <style:style style:name="T10" style:family="text">
      <style:text-properties style:font-name="Arial1"/>
    </style:style>
    <style:style style:name="T11" style:family="text">
      <style:text-properties style:font-name="Arial1" fo:font-size="11pt" fo:font-weight="bold" officeooo:rsid="00003960" style:font-size-asian="9.60000038146973pt" style:font-weight-asian="bold" style:font-size-complex="11pt" style:font-weight-complex="bold"/>
    </style:style>
    <style:style style:name="T12" style:family="text">
      <style:text-properties style:font-name="Arial1" fo:font-size="11pt" fo:font-weight="bold" officeooo:rsid="000644c4" style:font-size-asian="9.60000038146973pt" style:font-weight-asian="bold" style:font-size-complex="11pt" style:font-weight-complex="bold"/>
    </style:style>
    <style:style style:name="T13" style:family="text">
      <style:text-properties style:font-name="Times New Roman1" fo:font-size="12pt" fo:font-weight="normal" officeooo:rsid="000644c4" style:font-size-asian="10.5pt" style:font-weight-asian="normal" style:font-size-complex="12pt" style:font-weight-complex="normal"/>
    </style:style>
    <style:style style:name="T14" style:family="text">
      <style:text-properties style:font-name="Times New Roman1" fo:font-size="12pt" officeooo:rsid="000644c4" style:font-size-asian="10.5pt" style:font-size-complex="12pt"/>
    </style:style>
    <style:style style:name="T15" style:family="text">
      <style:text-properties style:font-name="Times New Roman1" fo:font-size="11pt" fo:font-weight="bold" officeooo:rsid="0005ffc7" style:font-size-asian="11pt" style:font-weight-asian="bold" style:font-size-complex="11pt" style:font-weight-complex="bold"/>
    </style:style>
    <style:style style:name="T16" style:family="text">
      <style:text-properties officeooo:rsid="0004175c"/>
    </style:style>
    <style:style style:name="T17" style:family="text">
      <style:text-properties officeooo:rsid="0005ffc7"/>
    </style:style>
    <style:style style:name="T18" style:family="text">
      <style:text-properties fo:color="#000000" style:font-name="Times New Roman1" fo:font-size="11pt" fo:language="pt" fo:country="BR" fo:font-weight="bold" officeooo:rsid="0005ffc7" style:letter-kerning="true" style:font-name-asian="Times New Roman" style:font-size-asian="11pt" style:language-asian="en" style:country-asian="US" style:font-weight-asian="bold" style:font-name-complex="Courier New1" style:font-size-complex="11pt" style:language-complex="ar" style:country-complex="SA" style:font-weight-complex="bold"/>
    </style:style>
    <style:style style:name="T19" style:family="text">
      <style:text-properties style:use-window-font-color="true" style:font-name="Arial" fo:font-size="11pt" fo:language="pt" fo:country="BR" fo:font-weight="bold" style:letter-kerning="true" style:font-name-asian="Droid Sans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 text:c="2"/></text:p>
      <text:p text:style-name="campo1"><text:span text:style-name="T2"><text:s/>plano de gerenciamento de configur</text:span>ação</text:p>
      <text:p text:style-name="P26"/>
      <text:p text:style-name="P7"><text:span text:style-name="T16">Plano Geral para Todos os P</text:span>rojeto<text:span text:style-name="T16">s</text:span></text:p>
      <text:p text:style-name="P25"><text:s text:c="3"/></text:p>
      <text:p text:style-name="P38"><text:bookmark-start text:name="_Ref475506020"/><text:span text:style-name="T3">H</text:span><text:bookmark-end text:name="_Ref475506020"/><text:span text:style-name="T3">ISTÓRICO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">Data</text:p>
          </table:table-cell>
          <table:table-cell table:style-name="Tabela2.A1" office:value-type="string">
            <text:p text:style-name="P3">Versão</text:p>
          </table:table-cell>
          <table:table-cell table:style-name="Tabela2.A1" office:value-type="string">
            <text:p text:style-name="P3">Responsável</text:p>
          </table:table-cell>
          <table:table-cell table:style-name="Tabela2.D1" office:value-type="string">
            <text:p text:style-name="P3">Alteração</text:p>
          </table:table-cell>
        </table:table-row>
        <table:table-row table:style-name="Tabela2.1">
          <table:table-cell table:style-name="Tabela2.A1" office:value-type="string">
            <text:p text:style-name="P16">15/02/2013</text:p>
          </table:table-cell>
          <table:table-cell table:style-name="Tabela2.A1" office:value-type="string">
            <text:p text:style-name="P27">1.0</text:p>
          </table:table-cell>
          <table:table-cell table:style-name="Tabela2.A1" office:value-type="string">
            <text:p text:style-name="P31">Natasha da Silveira Pinheiro</text:p>
          </table:table-cell>
          <table:table-cell table:style-name="Tabela2.D1" office:value-type="string">
            <text:p text:style-name="P31">Versão inicial </text:p>
          </table:table-cell>
        </table:table-row>
        <table:table-row table:style-name="Tabela2.1">
          <table:table-cell table:style-name="Tabela2.A3" office:value-type="string">
            <text:p text:style-name="P13">18/09/2013</text:p>
          </table:table-cell>
          <table:table-cell table:style-name="Tabela2.A3" office:value-type="string">
            <text:p text:style-name="P28">1.1</text:p>
          </table:table-cell>
          <table:table-cell table:style-name="Tabela2.A3" office:value-type="string">
            <text:p text:style-name="P28">Camilo Almendra, Eduardo Amâncio</text:p>
          </table:table-cell>
          <table:table-cell table:style-name="Tabela2.D3" office:value-type="string">
            <text:p text:style-name="P28">Versão específica para o projeto GAL</text:p>
          </table:table-cell>
        </table:table-row>
        <table:table-row table:style-name="Tabela2.1">
          <table:table-cell table:style-name="Tabela2.A3" office:value-type="string">
            <text:p text:style-name="P13">29/10/2013</text:p>
          </table:table-cell>
          <table:table-cell table:style-name="Tabela2.A3" office:value-type="string">
            <text:p text:style-name="P28">1.2</text:p>
          </table:table-cell>
          <table:table-cell table:style-name="Tabela2.A3" office:value-type="string">
            <text:p text:style-name="P28">Camilo Almendra</text:p>
          </table:table-cell>
          <table:table-cell table:style-name="Tabela2.D3" office:value-type="string">
            <text:p text:style-name="P28">Inclusão de novas nomenclaturas para artefatos</text:p>
          </table:table-cell>
        </table:table-row>
        <table:table-row table:style-name="Tabela2.1">
          <table:table-cell table:style-name="Tabela2.A3" office:value-type="string">
            <text:p text:style-name="P13">14/04/2014</text:p>
          </table:table-cell>
          <table:table-cell table:style-name="Tabela2.A3" office:value-type="string">
            <text:p text:style-name="P28">1.3</text:p>
          </table:table-cell>
          <table:table-cell table:style-name="Tabela2.A3" office:value-type="string">
            <text:p text:style-name="P28">Guylherme Tabosa</text:p>
          </table:table-cell>
          <table:table-cell table:style-name="Tabela2.D3" office:value-type="string">
            <text:p text:style-name="P28">Versão específica para o projeto GPA, Atualização de tecnologia.</text:p>
          </table:table-cell>
        </table:table-row>
        <table:table-row table:style-name="Tabela2.1">
          <table:table-cell table:style-name="Tabela2.A3" office:value-type="string">
            <text:p text:style-name="P14">13/08/2014</text:p>
          </table:table-cell>
          <table:table-cell table:style-name="Tabela2.A3" office:value-type="string">
            <text:p text:style-name="P29">1.4</text:p>
          </table:table-cell>
          <table:table-cell table:style-name="Tabela2.A3" office:value-type="string">
            <text:p text:style-name="P29">Cleiton Brito</text:p>
          </table:table-cell>
          <table:table-cell table:style-name="Tabela2.D3" office:value-type="string">
            <text:p text:style-name="P30">Atualização do documento para uso de branches e Git</text:p>
          </table:table-cell>
        </table:table-row>
        <table:table-row table:style-name="Tabela2.1">
          <table:table-cell table:style-name="Tabela2.A3" office:value-type="string">
            <text:p text:style-name="P15">26/08/2014</text:p>
          </table:table-cell>
          <table:table-cell table:style-name="Tabela2.A3" office:value-type="string">
            <text:p text:style-name="P30">1.5</text:p>
          </table:table-cell>
          <table:table-cell table:style-name="Tabela2.A3" office:value-type="string">
            <text:p text:style-name="P30">Camilo Almendra</text:p>
          </table:table-cell>
          <table:table-cell table:style-name="Tabela2.D3" office:value-type="string">
            <text:p text:style-name="P30">Revisão geral do documento, simplificação do modelo.</text:p>
          </table:table-cell>
        </table:table-row>
        <table:table-row table:style-name="Tabela2.1">
          <table:table-cell table:style-name="Tabela2.A3" office:value-type="string">
            <text:p text:style-name="P50">03/10/2014</text:p>
          </table:table-cell>
          <table:table-cell table:style-name="Tabela2.A3" office:value-type="string">
            <text:p text:style-name="P51">1.6</text:p>
          </table:table-cell>
          <table:table-cell table:style-name="Tabela2.A3" office:value-type="string">
            <text:p text:style-name="P51">Laisa Morais</text:p>
          </table:table-cell>
          <table:table-cell table:style-name="Tabela2.D3" office:value-type="string">
            <text:p text:style-name="P51">Inclusão de nova nomenclatura para artefato de teste</text:p>
          </table:table-cell>
        </table:table-row>
      </table:table>
      <text:p text:style-name="P17"/>
      <text:section text:style-name="Sect1" text:name="Seção3">
        <text:p text:style-name="Heading_20_1"><text:span text:style-name="T16">1. </text:span><text:bookmark-start text:name="__RefHeading__639_1164528778"/><text:bookmark-start text:name="Bookmark"/><text:bookmark-start text:name="_Ref439573339"/><text:bookmark-start text:name="_Ref418497390"/>Introdução<text:bookmark-end text:name="_Ref418497390"/> <text:span text:style-name="T16">AO DOCUMENTO</text:span></text:p>
        <text:p text:style-name="Text_20_body"><text:span text:style-name="T16">Esse </text:span>Plano de Gerência de Configuração <text:span text:style-name="T16">define os padrões e regras para</text:span> gerencia<text:span text:style-name="T16">mento de</text:span> mudanças e <text:span text:style-name="T16">de</text:span> itens de configuração dos <text:span text:style-name="T16">projetos desenvolvidos no NPI</text:span>.</text:p>
        <text:p text:style-name="P23">Esse plano deve ser considerado no início do desenvolvimento de novos projetos, e ser revisado semestralmente.</text:p>
        <text:h text:style-name="P47" text:outline-level="2"/>
        <text:p text:style-name="P32"><text:bookmark-end text:name="Bookmark"/><text:bookmark-end text:name="_Ref439573339"/><text:span text:style-name="T16">2. </text:span><text:bookmark-start text:name="__RefHeading__645_1164528778"/>ORGANIZAção</text:p>
        <text:list xml:id="list6652809016067529623" text:style-name="WW8Num2">
          <text:list-item>
            <text:h text:style-name="Heading_20_2" text:outline-level="2"><text:span text:style-name="T4">2.1 </text:span><text:span text:style-name="T19">Identificação de Itens de Configuração</text:span></text:h>
          </text:list-item>
        </text:list>
        <text:p text:style-name="Text_20_body">Os artefatos gerados no projeto devem seguir a seguinte regra de nomenclatura: </text:p>
        <text:list xml:id="list3121489958570750534" text:style-name="WW8Num5">
          <text:list-item>
            <text:p text:style-name="P41">[PROJETO]-[TIPO]-[<text:span text:style-name="T16">extra</text:span>].[ext]</text:p>
          </text:list-item>
        </text:list>
        <text:p text:style-name="Text_20_body">Onde:</text:p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9">Parte da <text:line-break/>nomenclatura</text:p>
            </table:table-cell>
            <table:table-cell table:style-name="Tabela3.B1" office:value-type="string">
              <text:p text:style-name="P9">Regra</text:p>
            </table:table-cell>
          </table:table-row>
          <table:table-row table:style-name="Tabela3.1">
            <table:table-cell table:style-name="Tabela3.A2" office:value-type="string">
              <text:p text:style-name="P9">PROJETO</text:p>
            </table:table-cell>
            <table:table-cell table:style-name="Tabela3.B2" office:value-type="string">
              <text:p text:style-name="P8"><text:span text:style-name="T16">Sigla</text:span> do projeto. Identificará todos os documentos do projeto.</text:p>
            </table:table-cell>
          </table:table-row>
          <table:table-row table:style-name="Tabela3.1">
            <table:table-cell table:style-name="Tabela3.A3" office:value-type="string">
              <text:p text:style-name="P9">TIPO</text:p>
            </table:table-cell>
            <table:table-cell table:style-name="Tabela3.B3" office:value-type="string">
              <text:p text:style-name="P8">Sigla que irá representar o artefato em questão. Ver Anexo.</text:p>
            </table:table-cell>
          </table:table-row>
          <table:table-row table:style-name="Tabela3.1">
            <table:table-cell table:style-name="Tabela3.A4" office:value-type="string">
              <text:p text:style-name="P11">ID</text:p>
            </table:table-cell>
            <table:table-cell table:style-name="Tabela3.B4" office:value-type="string">
              <text:p text:style-name="P12">[Opcional] Identificador do caso de uso/estória de usuário. Formato UC-NN ou US-NN, com “NN” sendo um número de 00 a 99.</text:p>
            </table:table-cell>
          </table:table-row>
          <table:table-row table:style-name="Tabela3.1">
            <table:table-cell table:style-name="Tabela3.A6" office:value-type="string">
              <text:p text:style-name="P10">extra</text:p>
            </table:table-cell>
            <table:table-cell table:style-name="Tabela3.B6" office:value-type="string">
              <text:p text:style-name="P8">Informação extra com texto livre para especificar mais alguma informação importante. <text:span text:style-name="T16">Escrito em minúsculas, sem acentos/caracteres especiais, sem espaços (usar underline '_').</text:span></text:p>
            </table:table-cell>
          </table:table-row>
          <table:table-row table:style-name="Tabela3.1">
            <table:table-cell table:style-name="Tabela3.A6" office:value-type="string">
              <text:p text:style-name="P9">ext</text:p>
            </table:table-cell>
            <table:table-cell table:style-name="Tabela3.B6" office:value-type="string">
              <text:p text:style-name="P8">Extensão do artefato em questão. Ex: doc, xls, html</text:p>
            </table:table-cell>
          </table:table-row>
        </table:table>
        <text:p text:style-name="Text_20_body"/>
        <text:p text:style-name="P23">Usar hífen ('-') entre as partes da nomenclatura, e underline ('_') para separar palavras no texto livre.</text:p>
        <text:p text:style-name="P24">Tipos:</text:p>
        <text:p text:style-name="P33">REQ<text:tab/><text:tab/><text:tab/>Requisitos</text:p>
        <text:p text:style-name="P33">REQ-<text:span text:style-name="T17">ESPEC</text:span><text:tab/><text:tab/>Especificação de caso de uso</text:p>
        <text:p text:style-name="P33">REQ-COMPL<text:tab/><text:tab/>Especificação complementar de caso de uso genérico</text:p>
        <text:p text:style-name="P33">PLAN<text:tab/><text:tab/><text:tab/>Planos (projeto, entregas, configuração)</text:p>
        <text:p text:style-name="P33">ARQ<text:tab/><text:tab/><text:tab/>Arquitetura de software</text:p>
        <text:p text:style-name="P33">TST-ESPEC<text:tab/><text:tab/>Especificação de testes <text:span text:style-name="T17">e registro de execução</text:span></text:p>
        <text:p text:style-name="P40">PLAN-TST<text:tab/><text:tab/>Plano de teste</text:p>
        <text:p text:style-name="P40"/>
        <text:p text:style-name="Text_20_body">Exemplos:</text:p>
        <text:list xml:id="list7296403627917054603" text:style-name="WW8Num6">
          <text:list-item>
            <text:p text:style-name="P42">SIPPA-<text:span text:style-name="T16">BACKLOG</text:span>.xls</text:p>
          </text:list-item>
          <text:list-item>
            <text:p text:style-name="P43">SIPPA-REQ-<text:span text:style-name="T17">ESPEC-UC03-submeter_projeto</text:span>.doc</text:p>
          </text:list-item>
          <text:list-item>
            <text:p text:style-name="P43">SIPPA-REQ-<text:span text:style-name="T17">COMPL-UC01-crud_projeto</text:span>.doc</text:p>
          </text:list-item>
          <text:list-item>
            <text:p text:style-name="P42">SIPPA-<text:span text:style-name="T16">TEST</text:span>-<text:span text:style-name="T17">ESPEC-UC03-submeter_projeto</text:span>.<text:span text:style-name="T16">xls</text:span></text:p>
          </text:list-item>
        </text:list>
        <text:p text:style-name="P45"/>
        <text:list xml:id="list81832553501283" text:continue-list="list6652809016067529623" text:style-name="WW8Num2">
          <text:list-item>
            <text:h text:style-name="Heading_20_2" text:outline-level="2"><text:bookmark-start text:name="__RefHeading__651_1164528778"/><text:bookmark-start text:name="__RefHeading__126_1334707519"/><text:bookmark-start text:name="__RefHeading__743_1164528778"/><text:span text:style-name="T17">2.2 </text:span>Repositório<text:bookmark-end text:name="__RefHeading__651_1164528778"/><text:bookmark-end text:name="__RefHeading__126_1334707519"/><text:bookmark-end text:name="__RefHeading__743_1164528778"/></text:h>
          </text:list-item>
        </text:list>
        <text:p text:style-name="Text_20_body">Todos os itens de configuração dos sistemas desenvolvidos no Núcleo de Práticas serão guardados e recuperados no repositório. Este local deve conter as diversas versões do sistema e está sujeito a mecanismo de controle de acesso.</text:p>
        <text:list xml:id="list81832583218607" text:continue-numbering="true" text:style-name="WW8Num2">
          <text:list-item>
            <text:h text:style-name="P48" text:outline-level="3"><text:soft-page-break/>2.2.1 Localização</text:h>
          </text:list-item>
        </text:list>
        <text:p text:style-name="P20"><text:tab/>A ferramenta a ser utilizada no Núcleo de Práticas de Informática é o GIT, <text:s/>que é um sistema de controle de versão. O GIT gerencia os arquivos e diretórios do projeto. O repositório central controla todas as mudanças realizadas nos arquivos e diretórios.</text:p>
        <text:p text:style-name="P34"/>
        <text:p text:style-name="P34">Link: <text:a xlink:type="simple" xlink:href="https://github.com/npi-ufc-qxd">https://github.com/npi-ufc-qxd</text:a></text:p>
        <text:p text:style-name="P34"/>
        <text:list xml:id="list81832543985850" text:continue-numbering="true" text:style-name="WW8Num2">
          <text:list-item>
            <text:h text:style-name="Heading_20_3" text:outline-level="3"><text:bookmark-start text:name="__RefHeading__745_1164528778"/><text:bookmark-start text:name="__RefHeading__653_1164528778"/><text:bookmark-start text:name="__RefHeading__128_1334707519"/><text:span text:style-name="T17">2.2.2 </text:span>Estrutura de Diretórios <text:span text:style-name="T17">nos Repositórios</text:span><text:bookmark-end text:name="__RefHeading__745_1164528778"/><text:bookmark-end text:name="__RefHeading__653_1164528778"/><text:bookmark-end text:name="__RefHeading__128_1334707519"/></text:h>
          </text:list-item>
        </text:list>
        <text:p text:style-name="Text_20_body"/>
        <text:p text:style-name="Text_20_body">A estrutura básica de diretórios do repositório deve seguir o seguinte padrão:</text:p>
        <text:p text:style-name="P22"/>
        <text:p text:style-name="P36">\<text:span text:style-name="T17">repositorio<text:tab/><text:tab/><text:tab/><text:tab/></text:span><text:span text:style-name="T15">Nome do repositório</text:span></text:p>
        <text:p text:style-name="P37"><text:span text:style-name="T7"><text:s text:c="8"/></text:span><text:span text:style-name="T5">\documentos<text:tab/><text:tab/><text:tab/></text:span><text:span text:style-name="T18">Documentos diversos de apoio/suporte</text:span></text:p>
        <text:p text:style-name="P37"><text:span text:style-name="T7"><text:s text:c="8"/></text:span><text:span text:style-name="T5">\planos<text:tab/><text:tab/><text:tab/><text:tab/></text:span><text:span text:style-name="T18">Planos (Backlog, Riscos, ...)</text:span></text:p>
        <text:p text:style-name="P37"><text:span text:style-name="T7"><text:s text:c="8"/></text:span><text:span text:style-name="T5">\requisitos<text:tab/><text:tab/><text:tab/></text:span><text:span text:style-name="T18">Especificações, modelos, protótipos, ...</text:span></text:p>
        <text:p text:style-name="P37"><text:span text:style-name="T7"><text:s text:c="8"/></text:span><text:span text:style-name="T5">\estudos<text:tab/><text:tab/><text:tab/><text:tab/></text:span><text:span text:style-name="T18">Estudos de tecnologias, provas de conceito</text:span></text:p>
        <text:p text:style-name="P37"><text:span text:style-name="T7"><text:s text:c="16"/></text:span><text:span text:style-name="T5">\</text:span><text:span text:style-name="T6">estudo1</text:span><text:span text:style-name="T5">\</text:span></text:p>
        <text:p text:style-name="P37"><text:span text:style-name="T7"><text:s text:c="8"/></text:span><text:span text:style-name="T5">\aplicacoes<text:tab/><text:tab/><text:tab/></text:span><text:span text:style-name="T18">Sistemas/aplicações desenvolvidos no projeto</text:span></text:p>
        <text:p text:style-name="P37"><text:span text:style-name="T7"><text:s text:c="19"/></text:span><text:span text:style-name="T5">\</text:span><text:span text:style-name="T6">sistema1</text:span><text:span text:style-name="T5">\</text:span></text:p>
        <text:p text:style-name="P37"><text:span text:style-name="T7"><text:s text:c="19"/></text:span><text:span text:style-name="T5">\</text:span><text:span text:style-name="T6">aplicacao1\</text:span></text:p>
        <text:p text:style-name="P37"><text:span text:style-name="T7"><text:s text:c="19"/></text:span><text:span text:style-name="T5">\</text:span><text:span text:style-name="T6">sistema2\</text:span></text:p>
        <text:p text:style-name="P35"><text:span text:style-name="T8"><text:s text:c="8"/></text:span><text:span text:style-name="T9">\testes<text:tab/><text:tab/><text:tab/><text:tab/></text:span><text:span text:style-name="T18">Especificações, execuções, ...</text:span></text:p>
        <text:p text:style-name="Text_20_body"/>
        <text:p text:style-name="Text_20_body"/>
        <text:p text:style-name="P21"><text:span text:style-name="T12">2.3 </text:span><text:span text:style-name="T11">Nomenclatura dos Branchs</text:span></text:p>
        <text:p text:style-name="P18"><text:span text:style-name="T10"><text:tab/></text:span><text:span text:style-name="T13">O uso dos branches será usado para modificações nos artefatos de código. Assim, as tarefas de Requisitos, Testes e Gestão modificam os arquivos diretamente no branch </text:span><text:span text:style-name="T14">master</text:span><text:span text:style-name="T13">.</text:span></text:p>
        <text:p text:style-name="P19"/>
        <text:p text:style-name="P19"><text:tab/>Tarefas que devem usar branch: desenvolvimento, estudo, correção de bugs, refatorações e melhorias. A nomenclatura dos branches será no formato "&lt;ID da tarefa&gt;_&lt;Descrição&gt;", usando apenas letras minúsculas e underline. Exemplo:</text:p>
        <text:list xml:id="list7395615071107276387" text:style-name="L1">
          <text:list-item>
            <text:p text:style-name="P39">822_comentar_projeto_utilizacao_do_ajax</text:p>
          </text:list-item>
          <text:list-item>
            <text:p text:style-name="P39">814_comentar_projeto_desenvolvimento</text:p>
          </text:list-item>
        </text:list>
        <text:p text:style-name="P19"><text:tab/>ID da tarefa é o número da issue aberta no Redmine.</text:p>
        <text:p text:style-name="P19"/>
        <text:p text:style-name="P19"><text:tab/>Após a conclusão da tarefa, o responsável deve entrar no serviço Github.com e solicitar um “Pull Request” do seu branch para o branch master.<text:bookmark-end text:name="__RefHeading__639_1164528778"/><text:bookmark-end text:name="__RefHeading__645_1164528778"/>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Lohit Hindi1" svg:font-family="'Lohit Hindi'"/>
    <style:font-face style:name="OpenSymbol1" svg:font-family="OpenSymbol, 'Arial Unicode MS'"/>
    <style:font-face style:name="Symbol" svg:font-family="Symbol"/>
    <style:font-face style:name="Courier New1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AvantGarde1" svg:font-family="AvantGarde" style:font-pitch="variable"/>
    <style:font-face style:name="Calibri1" svg:font-family="Calibri" style:font-pitch="variable"/>
    <style:font-face style:name="Courier New2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Symbol2" svg:font-family="Symbol" style:font-pitch="variable"/>
    <style:font-face style:name="Tahoma1" svg:font-family="Tahoma" style:font-pitch="variable"/>
    <style:font-face style:name="Verdana1" svg:font-family="Verdana" style:font-pitch="variable"/>
    <style:font-face style:name="Wingdings1" svg:font-family="Wingdings" style:font-pitch="variable"/>
    <style:font-face style:name="AvantGarde" svg:font-family="AvantGarde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 style:writing-mode="lr-tb"/>
      <style:text-properties fo:color="#000000" style:font-name="Verdana" fo:font-family="Verdana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Verdana1" style:font-family-complex="Verdana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" style:family="paragraph" style:parent-style-name="Standard" style:class="list">
      <style:paragraph-properties fo:margin-left="1.251cm" fo:margin-right="0cm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left="1.251cm" fo:margin-right="0cm" fo:margin-top="0.635cm" fo:margin-bottom="0.423cm" style:contextual-spacing="false" fo:orphans="2" fo:widows="2" fo:hyphenation-ladder-count="no-limit" fo:text-indent="-1.251cm" style:auto-text-indent="false" fo:keep-with-next="always" style:writing-mode="lr-tb">
        <style:tab-stops>
          <style:tab-stop style:position="0.762cm"/>
          <style:tab-stop style:position="1.251cm"/>
        </style:tab-stops>
      </style:paragraph-properties>
      <style:text-properties fo:text-transform="uppercase" style:use-window-font-color="tru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left="1.016cm" fo:margin-right="0cm" fo:margin-top="0.423cm" fo:margin-bottom="0.212cm" style:contextual-spacing="false" fo:orphans="2" fo:widows="2" fo:hyphenation-ladder-count="no-limit" fo:text-indent="-1.016cm" style:auto-text-indent="false" fo:keep-with-next="always" style:writing-mode="lr-tb">
        <style:tab-stops>
          <style:tab-stop style:position="1.016cm"/>
          <style:tab-stop style:position="1.251cm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left="1.27cm" fo:margin-right="0cm" fo:margin-top="0.423cm" fo:margin-bottom="0.212cm" style:contextual-spacing="false" fo:text-align="justify" style:justify-single-word="false" fo:orphans="2" fo:widows="2" fo:hyphenation-ladder-count="no-limit" fo:text-indent="-1.27cm" style:auto-text-indent="false" fo:keep-with-next="always" style:writing-mode="lr-tb">
        <style:tab-stops>
          <style:tab-stop style:position="1.27cm"/>
          <style:tab-stop style:position="2.501cm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 style:writing-mode="lr-tb">
        <style:tab-stops>
          <style:tab-stop style:position="1.251cm"/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WW8Num2" style:class="text">
      <style:paragraph-properties fo:margin-left="1.778cm" fo:margin-right="0cm" fo:margin-top="0.423cm" fo:margin-bottom="0.212cm" style:contextual-spacing="false" fo:text-align="justify" style:justify-single-word="false" fo:orphans="2" fo:widows="2" fo:hyphenation-ladder-count="no-limit" fo:text-indent="-1.778cm" style:auto-text-indent="false" style:writing-mode="lr-tb">
        <style:tab-stops>
          <style:tab-stop style:position="1.778cm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6" style:display-name="Heading 6" style:family="paragraph" style:parent-style-name="Heading" style:next-style-name="Text_20_body" style:default-outline-level="6" style:list-style-name="WW8Num2" style:class="text">
      <style:paragraph-properties fo:margin-left="2.032cm" fo:margin-right="0cm" fo:margin-top="0.423cm" fo:margin-bottom="0.212cm" style:contextual-spacing="false" fo:text-align="justify" style:justify-single-word="false" fo:orphans="2" fo:widows="2" fo:hyphenation-ladder-count="no-limit" fo:text-indent="-2.032cm" style:auto-text-indent="false" style:writing-mode="lr-tb">
        <style:tab-stops>
          <style:tab-stop style:position="2.032cm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list-style-name="WW8Num2" style:class="text">
      <style:paragraph-properties fo:margin-left="2.286cm" fo:margin-right="0cm" fo:margin-top="0.423cm" fo:margin-bottom="0.212cm" style:contextual-spacing="false" fo:text-align="justify" style:justify-single-word="false" fo:orphans="2" fo:widows="2" fo:hyphenation-ladder-count="no-limit" fo:text-indent="-2.286cm" style:auto-text-indent="false" style:writing-mode="lr-tb">
        <style:tab-stops>
          <style:tab-stop style:position="2.286cm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8" style:display-name="Heading 8" style:family="paragraph" style:parent-style-name="Heading" style:next-style-name="Text_20_body" style:default-outline-level="8" style:list-style-name="WW8Num2" style:class="text">
      <style:paragraph-properties fo:margin-left="2.54cm" fo:margin-right="0cm" fo:margin-top="0.423cm" fo:margin-bottom="0.212cm" style:contextual-spacing="false" fo:text-align="justify" style:justify-single-word="false" fo:orphans="2" fo:widows="2" fo:hyphenation-ladder-count="no-limit" fo:text-indent="-2.54cm" style:auto-text-indent="false" style:writing-mode="lr-tb">
        <style:tab-stops>
          <style:tab-stop style:position="2.54cm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default-outline-level="9" style:list-style-name="WW8Num2" style:class="text">
      <style:paragraph-properties fo:margin-left="2.794cm" fo:margin-right="0cm" fo:margin-top="0.423cm" fo:margin-bottom="0.212cm" style:contextual-spacing="false" fo:text-align="justify" style:justify-single-word="false" fo:orphans="2" fo:widows="2" fo:hyphenation-ladder-count="no-limit" fo:text-indent="-2.794cm" style:auto-text-indent="false" style:writing-mode="lr-tb">
        <style:tab-stops>
          <style:tab-stop style:position="2.794cm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ítulo1" style:family="paragraph" style:parent-style-name="Standard">
      <style:paragraph-properties fo:margin-left="0cm" fo:margin-right="0cm" fo:margin-top="0.635cm" fo:margin-bottom="0.423cm" style:contextual-spacing="false" fo:text-align="center" style:justify-single-word="false" fo:text-indent="0cm" style:auto-text-indent="false"/>
      <style:text-properties fo:text-transform="uppercase" fo:font-size="12pt" fo:font-weight="bold" style:letter-kerning="true" style:font-size-asian="12pt" style:font-weight-asian="bold"/>
    </style:style>
    <style:style style:name="caption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weight="bold" style:font-weight-asian="bold"/>
    </style:style>
    <style:style style:name="Insumo" style:family="paragraph" style:parent-style-name="Standard">
      <style:paragraph-properties fo:margin-left="0.751cm" fo:margin-right="0cm" fo:text-indent="-0.002cm" style:auto-text-indent="false"/>
    </style:style>
    <style:style style:name="Listaabc" style:family="paragraph" style:parent-style-name="List">
      <style:paragraph-properties fo:margin-left="1.801cm" fo:margin-right="0cm" fo:text-indent="-0.55cm" style:auto-text-indent="false">
        <style:tab-stops>
          <style:tab-stop style:position="1.801cm"/>
        </style:tab-stops>
      </style:paragraph-properties>
    </style:style>
    <style:style style:name="Listabul" style:family="paragraph" style:parent-style-name="List">
      <style:paragraph-properties fo:margin-left="1.801cm" fo:margin-right="0cm" fo:margin-top="0.106cm" fo:margin-bottom="0cm" style:contextual-spacing="false" fo:text-indent="-0.55cm" style:auto-text-indent="false">
        <style:tab-stops>
          <style:tab-stop style:position="1.801cm"/>
          <style:tab-stop style:position="1.886cm"/>
        </style:tab-stops>
      </style:paragraph-properties>
    </style:style>
    <style:style style:name="Texto_20_em_20_bloco1" style:display-name="Texto em bloco1" style:family="paragraph" style:parent-style-name="Standard">
      <style:paragraph-properties fo:margin-left="0cm" fo:margin-right="0.635cm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left="0cm" fo:margin-right="0cm" fo:margin-top="0.282cm" fo:margin-bottom="0.282cm" style:contextual-spacing="false" fo:text-align="center" style:justify-single-word="false" fo:text-indent="0cm" style:auto-text-indent="false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  <style:text-properties style:language-asian="pt" style:country-asian="BR"/>
    </style:style>
    <style:style style:name="Contents_20_1" style:display-name="Contents 1" style:family="paragraph" style:parent-style-name="Standard" style:class="index">
      <style:paragraph-properties fo:margin-left="0cm" fo:margin-right="0cm" fo:margin-top="0.212cm" fo:margin-bottom="0.212cm" style:contextual-spacing="false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style:font-size-asian="11pt" style:language-asian="pt" style:country-asian="BR"/>
    </style:style>
    <style:style style:name="Contents_20_2" style:display-name="Contents 2" style:family="paragraph" style:parent-style-name="Standard" style:class="index">
      <style:paragraph-properties fo:margin-left="2.501cm" fo:margin-right="0cm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style:language-asian="pt" style:country-asian="BR"/>
    </style:style>
    <style:style style:name="Contents_20_3" style:display-name="Contents 3" style:family="paragraph" style:parent-style-name="Standard" style:class="index">
      <style:paragraph-properties fo:margin-left="4.002cm" fo:margin-right="0cm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style:language-asian="pt" style:country-asian="BR"/>
    </style:style>
    <style:style style:name="Corpo_20_de_20_texto_20_31" style:display-name="Corpo de texto 31" style:family="paragraph" style:parent-style-name="Standard">
      <style:paragraph-properties fo:keep-with-next="always"/>
      <style:text-properties fo:color="#000000"/>
    </style:style>
    <style:style style:name="footnote_20_text" style:display-name="footnote text" style:family="paragraph" style:parent-style-name="Standard">
      <style:text-properties fo:color="#000000"/>
    </style:style>
    <style:style style:name="Item_20_de_20_lista" style:display-name="Item de lista" style:family="paragraph" style:parent-style-name="Standard">
      <style:paragraph-properties fo:margin-left="1.251cm" fo:margin-right="0cm" fo:text-indent="-1.251cm" style:auto-text-indent="false">
        <style:tab-stops>
          <style:tab-stop style:position="1.251cm"/>
        </style:tab-stops>
      </style:paragraph-properties>
      <style:text-properties fo:color="#000000"/>
    </style:style>
    <style:style style:name="Recuo_20_de_20_corpo_20_de_20_texto_20_21" style:display-name="Recuo de corpo de texto 21" style:family="paragraph" style:parent-style-name="Standard">
      <style:paragraph-properties fo:margin-left="2.498cm" fo:margin-right="0cm" fo:text-indent="1.251cm" style:auto-text-indent="false"/>
      <style:text-properties fo:color="#000000" style:font-name="AvantGarde" fo:font-family="AvantGarde" style:font-family-generic="roman" style:font-pitch="variable" style:font-name-complex="AvantGarde1" style:font-family-complex="AvantGarde" style:font-pitch-complex="variable"/>
    </style:style>
    <style:style style:name="Recuo_20_de_20_corpo_20_de_20_texto_20_31" style:display-name="Recuo de corpo de texto 31" style:family="paragraph" style:parent-style-name="Standard">
      <style:paragraph-properties fo:margin-left="2.498cm" fo:margin-right="0cm" fo:text-align="start" style:justify-single-word="false" fo:text-indent="1.251cm" style:auto-text-indent="false"/>
      <style:text-properties fo:color="#000000" style:font-name="AvantGarde" fo:font-family="AvantGarde" style:font-family-generic="roman" style:font-pitch="variable" style:font-name-complex="AvantGarde1" style:font-family-complex="AvantGarde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start" style:justify-single-word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roman" style:font-pitch="variable" style:font-name-complex="Tahoma1" style:font-family-complex="Tahoma" style:font-pitch-complex="variable"/>
    </style:style>
    <style:style style:name="campo2" style:family="paragraph">
      <style:paragraph-properties fo:margin-top="0cm" fo:margin-bottom="0.106cm" style:contextual-spacing="false" fo:text-align="center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/>
    <style:style style:name="campo4" style:family="paragraph" style:parent-style-name="campo3"/>
    <style:style style:name="est1" style:family="paragraph" style:parent-style-name="Heading_20_1">
      <style:paragraph-properties>
        <style:tab-stops/>
      </style:paragraph-properties>
    </style:style>
    <style:style style:name="est2" style:family="paragraph" style:parent-style-name="Heading_20_2" style:default-outline-level="" style:list-style-name="">
      <style:paragraph-properties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est3" style:family="paragraph" style:parent-style-name="Heading_20_3" style:default-outline-level="" style:list-style-name="">
      <style:paragraph-properties fo:margin-left="1.251cm" fo:margin-right="0cm" fo:text-indent="-1.251cm" style:auto-text-indent="false">
        <style:tab-stops/>
      </style:paragraph-properties>
    </style:style>
    <style:style style:name="Contents_20_4" style:display-name="Contents 4" style:family="paragraph" style:parent-style-name="Standard" style:class="index">
      <style:paragraph-properties fo:margin-left="5.75cm" fo:margin-right="0cm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style:language-asian="pt" style:country-asian="BR"/>
    </style:style>
    <style:style style:name="Contents_20_5" style:display-name="Contents 5" style:family="paragraph" style:parent-style-name="Standard" style:class="index">
      <style:paragraph-properties fo:margin-left="1.693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ampo1" style:family="paragraph">
      <style:paragraph-properties fo:margin-top="0cm" fo:margin-bottom="0.106cm" style:contextual-spacing="false" fo:text-align="center" style:justify-single-word="false" fo:orphans="2" fo:widows="2" fo:hyphenation-ladder-count="no-limit" style:writing-mode="lr-tb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/>
    <style:style style:name="Conteúdo" style:family="paragraph">
      <style:paragraph-properties fo:margin-top="0.423cm" fo:margin-bottom="0.847cm" style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Standard" style:class="index">
      <style:paragraph-properties fo:margin-left="1.764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2.11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2.469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2.822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.005cm" fo:text-indent="1cm" style:auto-text-indent="false">
        <style:tab-stops>
          <style:tab-stop style:position="12.753cm"/>
        </style:tab-stops>
      </style:paragraph-properties>
    </style:style>
    <style:style style:name="Bullet_20_1" style:display-name="Bullet 1" style:family="paragraph" style:parent-style-name="Standard">
      <style:paragraph-properties fo:margin-left="0.63cm" fo:margin-right="0cm" fo:margin-top="0.106cm" fo:margin-bottom="0.212cm" style:contextual-spacing="false" fo:text-indent="-0.63cm" style:auto-text-indent="false">
        <style:tab-stops>
          <style:tab-stop style:position="0.635cm"/>
        </style:tab-stops>
      </style:paragraph-properties>
      <style:text-properties fo:font-size="12pt" style:font-size-asian="12pt"/>
    </style:style>
    <style:style style:name="Bullet_20_2" style:display-name="Bullet 2" style:family="paragraph" style:parent-style-name="Standard">
      <style:paragraph-properties fo:margin-left="2.002cm" fo:margin-right="0cm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/>
    </style:style>
    <style:style style:name="Bullet_20_3" style:display-name="Bullet 3" style:family="paragraph" style:parent-style-name="Standard">
      <style:paragraph-properties fo:margin-left="3.002cm" fo:margin-right="0cm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/>
    </style:style>
    <style:style style:name="Espaço_5f_capa" style:display-name="Espaço_capa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ize="18pt" style:font-size-asian="18pt"/>
    </style:style>
    <style:style style:name="Lista_20_tabela" style:display-name="Lista tabela" style:family="paragraph" style:parent-style-name="Listabul">
      <style:paragraph-properties fo:margin-left="0.55cm" fo:margin-right="0cm" fo:margin-top="0.106cm" fo:margin-bottom="0.106cm" style:contextual-spacing="false" fo:text-indent="-0.55cm" style:auto-text-indent="false">
        <style:tab-stops>
          <style:tab-stop style:position="0.635cm"/>
        </style:tab-stops>
      </style:paragraph-properties>
    </style:style>
    <style:style style:name="Texto_20_de_20_comentário1" style:display-name="Texto de comentário1" style:family="paragraph" style:parent-style-name="Standard"/>
    <style:style style:name="Texto_20_tabela" style:display-name="Texto tabela" style:family="paragraph" style:parent-style-name="Standard">
      <style:paragraph-properties fo:margin-left="0cm" fo:margin-right="0cm" fo:text-indent="0cm" style:auto-text-indent="false"/>
    </style:style>
    <style:style style:name="Texto_20_tabela_20_-_20_títulos" style:display-name="Texto tabela - títulos" style:family="paragraph" style:parent-style-name="Texto_20_tabela">
      <style:text-properties fo:font-size="12pt" fo:font-weight="bold" style:font-size-asian="12pt" style:font-weight-asian="bold"/>
    </style:style>
    <style:style style:name="Texto_20_tabela_20_-_20_negrito" style:display-name="Texto tabela - negrito" style:family="paragraph" style:parent-style-name="Texto_20_tabela_20_-_20_títulos">
      <style:text-properties fo:font-size="10pt" style:font-size-asian="10pt"/>
    </style:style>
    <style:style style:name="Verbete" style:family="paragraph" style:parent-style-name="Text_20_body">
      <style:paragraph-properties fo:margin-left="2cm" fo:margin-right="0cm" fo:margin-top="0.212cm" fo:margin-bottom="0.212cm" style:contextual-spacing="false" fo:text-indent="-2cm" style:auto-text-indent="false" fo:keep-with-next="always"/>
      <style:text-properties fo:font-size="12pt" fo:language="en" fo:country="US" fo:font-weight="bold" style:font-size-asian="12pt" style:font-weight-asian="bold"/>
    </style:style>
    <style:style style:name="CabecalhoTabela" style:family="paragraph" style:parent-style-name="Header">
      <style:text-properties fo:font-weight="bold" style:font-weight-asian="bold"/>
    </style:style>
    <style:style style:name="Numerada1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Texto_20_de_20_balão1" style:display-name="Texto de balão1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Fluxo_20_2" style:display-name="Fluxo 2" style:family="paragraph" style:parent-style-name="Standard">
      <style:paragraph-properties fo:margin-left="3.752cm" fo:margin-right="0cm" fo:margin-top="0cm" fo:margin-bottom="0.106cm" style:contextual-spacing="false" fo:text-indent="-0.005cm" style:auto-text-indent="false">
        <style:tab-stops>
          <style:tab-stop style:position="1.6cm"/>
          <style:tab-stop style:position="4.38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fo:language="en" fo:country="US" style:language-asian="ar" style:country-asian="SA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false" fo:line-height="115%" fo:text-align="start" style:justify-single-word="false" fo:hyphenation-ladder-count="no-limit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name-complex="Calibri1" style:font-family-complex="Calibri" style:font-pitch-complex="variable" style:font-size-complex="11pt" fo:hyphenate="true" fo:hyphenation-remain-char-count="2" fo:hyphenation-push-char-count="2"/>
    </style:style>
    <style:style style:name="Contents_20_Heading" style:display-name="Contents Heading" style:family="paragraph" style:parent-style-name="Heading_20_1" style:class="index">
      <style:paragraph-properties fo:margin-left="0cm" fo:margin-right="0cm" fo:margin-top="0.847cm" fo:margin-bottom="0cm" style:contextual-spacing="false" fo:line-height="115%" fo:keep-together="always" fo:hyphenation-ladder-count="no-limit" fo:text-indent="0cm" style:auto-text-indent="false" text:number-lines="false" text:line-number="0">
        <style:tab-stops/>
      </style:paragraph-properties>
      <style:text-properties fo:font-variant="normal" fo:text-transform="none" fo:color="#365f91" style:font-name="Cambria" fo:font-family="Cambria" style:font-family-generic="swiss" style:font-pitch="variable" fo:font-size="14pt" fo:font-weight="bold" style:font-size-asian="14pt" style:language-asian="en" style:country-asian="US" style:font-weight-asian="bold" style:font-name-complex="FreeSans" style:font-family-complex="FreeSans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1" style:family="text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a" style:font-name="Symbol" fo:font-family="Symbol" style:font-name-complex="Symbol2" style:font-family-complex="Symbol" style:font-pitch-complex="variable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5z0" style:family="text">
      <style:text-properties style:font-name="Symbol" fo:font-family="Symbol" style:font-name-complex="OpenSymbol1" style:font-family-complex="OpenSymbol, 'Arial Unicode MS'"/>
    </style:style>
    <style:style style:name="WW8Num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6z0" style:family="text">
      <style:text-properties style:font-name="Symbol" fo:font-family="Symbol" style:font-name-complex="Symbol2" style:font-family-complex="Symbol" style:font-pitch-complex="variable"/>
    </style:style>
    <style:style style:name="WW8Num6z1" style:family="text">
      <style:text-properties style:font-name="OpenSymbol1" fo:font-family="OpenSymbol, 'Arial Unicode MS'" style:font-name-complex="Courier New2" style:font-family-complex="'Courier New'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6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22z0" style:family="text">
      <style:text-properties fo:color="#00000a" style:font-name="Symbol1" fo:font-family="Symbol" style:font-family-generic="roman" style:font-pitch="variable" style:font-name-complex="Symbol2" style:font-family-complex="Symbol" style:font-pitch-complex="variable"/>
    </style:style>
    <style:style style:name="WW8Num23z1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2" style:font-family-complex="'Courier New'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24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roman" style:font-pitch="variable" style:font-name-complex="Courier New2" style:font-family-complex="'Courier New'" style:font-pitch-complex="variable"/>
    </style:style>
    <style:style style:name="WW8Num31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31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 style:parent-style-name="Fonte_20_parág._20_padrão1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Footnote_20_Symbol" style:display-name="Footnote Symbol" style:family="text" style:parent-style-name="Fonte_20_parág._20_padrão1">
      <style:text-properties style:text-position="super 58%"/>
    </style:style>
    <style:style style:name="SoDA_20_Field" style:display-name="SoDA Field" style:family="text" style:parent-style-name="Fonte_20_parág._20_padrão1">
      <style:text-properties fo:color="#0000ff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pitch-complex="variable" style:font-size-complex="8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OpenSymbol" style:font-family-complex="OpenSymbol, 'Arial Unicode MS'" style:font-pitch-complex="variable"/>
    </style:style>
    <style:style style:name="ListLabel_20_2" style:display-name="ListLabel 2" style:family="text">
      <style:text-properties style:font-name-complex="Arial" style:font-family-complex="Arial" style:font-family-generic-complex="swiss" style:font-pitch-complex="variable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center" style:justify-single-word="false" text:number-lines="false" text:line-number="0"/>
    </style:style>
    <style:style style:name="MP2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3" style:family="paragraph" style:parent-style-name="Footer">
      <style:paragraph-properties fo:margin-top="0.106cm" fo:margin-bottom="0.106cm" style:contextual-spacing="false" text:number-lines="false" text:line-number="0"/>
    </style:style>
    <style:style style:name="MP4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P5" style:family="paragraph" style:parent-style-name="List_20_Paragraph">
      <style:paragraph-properties fo:margin-left="0.762cm" fo:margin-right="0cm" fo:margin-top="0cm" fo:margin-bottom="0.353cm" style:contextual-spacing="false" fo:line-height="150%" fo:text-align="justify" style:justify-single-word="false" fo:text-indent="0cm" style:auto-text-indent="false"/>
      <style:text-properties fo:color="#000000" style:font-name="Arial" fo:font-size="10pt" fo:language="pt" fo:country="BR" style:letter-kerning="true" style:font-name-asian="Times New Roman" style:font-size-asian="10pt" style:font-name-complex="Arial" style:font-size-complex="10pt" style:language-complex="ar" style:country-complex="SA"/>
    </style:style>
    <style:style style:name="MT1" style:family="text">
      <style:text-properties style:font-name-asian="Verdana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8cm" fo:margin-right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6cm" fo:page-height="29.693cm" style:num-format="1" style:print-orientation="portrait" fo:margin-top="1.27cm" fo:margin-bottom="1.27cm" fo:margin-left="2.997cm" fo:margin-right="2.311cm" style:shadow="none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37cm" fo:margin-left="0cm" fo:margin-right="0cm" fo:margin-bottom="0.635cm" style:dynamic-spacing="true"/>
      </style:header-style>
      <style:footer-style>
        <style:header-footer-properties svg:height="1.245cm" fo:margin-left="0cm" fo:margin-right="0cm" fo:margin-top="1.14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997cm" fo:margin-right="2.31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7cm" fo:margin-left="0cm" fo:margin-right="0cm" fo:margin-bottom="0.639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<draw:frame draw:style-name="Mfr1" draw:name="Imagem2" text:anchor-type="as-char" svg:width="3.526cm" svg:height="1.305cm" draw:z-index="1"><draw:image xlink:href="Pictures/10000000000000A9000000411FAE20E0.png" xlink:type="simple" xlink:show="embed" xlink:actuate="onLoad"/></draw:frame><text:span text:style-name="MT1"> <text:s text:c="4"/></text:span><draw:frame draw:style-name="Mfr2" draw:name="Imagem1" text:anchor-type="char" svg:x="13.381cm" svg:y="-0.245cm" svg:width="2.141cm" svg:height="1.573cm" draw:z-index="0"><draw:image xlink:href="Pictures/1000000000000149000000F1D76B84F6.jpg" xlink:type="simple" xlink:show="embed" xlink:actuate="onLoad"/></draw:frame><text:span text:style-name="MT1"> <text:s text:c="80"/></text:span></text:p>
      </style:header-first>
      <style:header-left>
        <text:p text:style-name="MP1"/>
      </style:header-left>
      <style:footer>
        <text:p text:style-name="MP3"/>
      </style:footer>
      <style:footer-first>
        <text:p text:style-name="MP4"/>
      </style:footer-first>
      <style:footer-left>
        <text:p text:style-name="MP3"/>
      </style:footer-left>
    </style:master-page>
    <style:master-page style:name="Converter_20_1" style:display-name="Converter 1" style:page-layout-name="Mpm2">
      <style:header>
        <text:p text:style-name="MP4"/>
      </style:header>
      <style:header-left>
        <text:p text:style-name="MP4"/>
      </style:header-left>
      <style:footer>
        <text:p text:style-name="MP5"/>
      </style:footer>
      <style:footer-left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Configuração</dc:title>
    <meta:initial-creator>Dalmo Maia</meta:initial-creator>
    <meta:creation-date>2013-04-07T20:24:00</meta:creation-date>
    <dc:date>2014-11-03T08:18:32.178793819</dc:date>
    <meta:print-date>2007-05-07T23:41:00</meta:print-date>
    <meta:editing-cycles>15</meta:editing-cycles>
    <meta:editing-duration>PT25M35S</meta:editing-duration>
    <meta:generator>LibreOffice/4.2.6.3$Linux_X86_64 LibreOffice_project/420m0$Build-3</meta:generator>
    <meta:document-statistic meta:table-count="2" meta:image-count="2" meta:object-count="0" meta:page-count="3" meta:paragraph-count="97" meta:word-count="549" meta:character-count="4126" meta:non-whitespace-character-count="3428"/>
  </office:meta>
</office:document-meta>
</file>